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0.66mm"/>
    </style:style>
    <style:style style:name="co2" style:family="table-column">
      <style:table-column-properties fo:break-before="auto" style:column-width="33.04mm"/>
    </style:style>
    <style:style style:name="co3" style:family="table-column">
      <style:table-column-properties fo:break-before="auto" style:column-width="31.6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83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4">
      <style:table-cell-properties fo:border="0.06pt solid #000000"/>
    </style:style>
    <style:style style:name="ce3" style:family="table-cell" style:parent-style-name="Default" style:data-style-name="N37">
      <style:table-cell-properties fo:border="0.06pt solid #000000"/>
    </style:style>
    <style:style style:name="ce4" style:family="table-cell" style:parent-style-name="Default" style:data-style-name="N4"/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Resumo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3"/>
        <table:table-column table:style-name="co4" table:default-cell-style-name="ce1"/>
        <table:table-row table:style-name="ro1">
          <table:table-cell office:value-type="string" calcext:value-type="string">
            <text:p>Período</text:p>
          </table:table-cell>
          <table:table-cell table:style-name="ce1" office:value-type="string" calcext:value-type="string">
            <text:p>Despesa Liquidada</text:p>
          </table:table-cell>
          <table:table-cell table:style-name="ce1" office:value-type="string" calcext:value-type="string">
            <office:annotation draw:style-name="gr1" draw:text-style-name="P2" svg:width="28.99mm" svg:height="13.86mm" svg:x="111.35mm" svg:y="0mm" draw:caption-point-x="-6.1mm" draw:caption-point-y="0.1mm">
              <dc:date>2016-10-13T00:00:00</dc:date>
              <text:p text:style-name="P1"><text:span text:style-name="T1">Deflação do período de fim até 1º/11/2010</text:span></text:p>
            </office:annotation>
            <text:p>Despesa Ajustada</text:p>
          </table:table-cell>
          <table:table-cell table:style-name="ce1" office:value-type="string" calcext:value-type="string">
            <text:p>Início</text:p>
          </table:table-cell>
          <table:table-cell table:style-name="ce1" office:value-type="string" calcext:value-type="string">
            <text:p>Fim</text:p>
          </table:table-cell>
          <table:table-cell office:value-type="string" calcext:value-type="string">
            <text:p>Turno Único</text:p>
          </table:table-cell>
        </table:table-row>
        <table:table-row table:style-name="ro1">
          <table:table-cell office:value-type="string" calcext:value-type="string">
            <text:p>2010-2011</text:p>
          </table:table-cell>
          <table:table-cell table:formula="of:=[Despesas.B17]" office:value-type="float" office:value="1054446.02" calcext:value-type="float">
            <text:p>1.054.446,02</text:p>
          </table:table-cell>
          <table:table-cell office:value-type="float" office:value="1022775.7" calcext:value-type="float">
            <text:p>1.022.775,70</text:p>
          </table:table-cell>
          <table:table-cell office:value-type="date" office:date-value="2010-11-01" calcext:value-type="date">
            <text:p>01/11/10</text:p>
          </table:table-cell>
          <table:table-cell office:value-type="date" office:date-value="2011-02-28" calcext:value-type="date">
            <text:p>28/02/11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2011-2012</text:p>
          </table:table-cell>
          <table:table-cell table:formula="of:=[Despesas.C17]" office:value-type="float" office:value="1191583.27" calcext:value-type="float">
            <text:p>1.191.583,27</text:p>
          </table:table-cell>
          <table:table-cell office:value-type="float" office:value="1091953.5" calcext:value-type="float">
            <text:p>1.091.953,50</text:p>
          </table:table-cell>
          <table:table-cell office:value-type="date" office:date-value="2011-11-01" calcext:value-type="date">
            <text:p>01/11/11</text:p>
          </table:table-cell>
          <table:table-cell office:value-type="date" office:date-value="2012-02-29" calcext:value-type="date">
            <text:p>29/02/12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2012-2013</text:p>
          </table:table-cell>
          <table:table-cell table:formula="of:=[Despesas.D17]" office:value-type="float" office:value="932674.24" calcext:value-type="float">
            <text:p>932.674,24</text:p>
          </table:table-cell>
          <table:table-cell office:value-type="float" office:value="803863.55" calcext:value-type="float">
            <text:p>803.863,55</text:p>
          </table:table-cell>
          <table:table-cell office:value-type="date" office:date-value="2012-11-01" calcext:value-type="date">
            <text:p>01/11/12</text:p>
          </table:table-cell>
          <table:table-cell office:value-type="date" office:date-value="2013-02-28" calcext:value-type="date">
            <text:p>28/02/13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2013-2014</text:p>
          </table:table-cell>
          <table:table-cell table:formula="of:=[Despesas.E17]" office:value-type="float" office:value="1106022.64" calcext:value-type="float">
            <text:p>1.106.022,64</text:p>
          </table:table-cell>
          <table:table-cell office:value-type="float" office:value="902066.28" calcext:value-type="float">
            <text:p>902.066,28</text:p>
          </table:table-cell>
          <table:table-cell office:value-type="date" office:date-value="2013-11-01" calcext:value-type="date">
            <text:p>01/11/13</text:p>
          </table:table-cell>
          <table:table-cell office:value-type="date" office:date-value="2014-02-28" calcext:value-type="date">
            <text:p>28/02/14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4-2015</text:p>
          </table:table-cell>
          <table:table-cell table:formula="of:=[Despesas.F17]" office:value-type="float" office:value="1448936.54" calcext:value-type="float">
            <text:p>1.448.936,54</text:p>
          </table:table-cell>
          <table:table-cell office:value-type="float" office:value="1097444.22" calcext:value-type="float">
            <text:p>1.097.444,22</text:p>
          </table:table-cell>
          <table:table-cell office:value-type="date" office:date-value="2014-11-01" calcext:value-type="date">
            <text:p>01/11/14</text:p>
          </table:table-cell>
          <table:table-cell office:value-type="date" office:date-value="2015-02-28" calcext:value-type="date">
            <text:p>28/02/15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5-2016</text:p>
          </table:table-cell>
          <table:table-cell table:formula="of:=[Despesas.G17]" office:value-type="float" office:value="1328699.75" calcext:value-type="float">
            <text:p>1.328.699,75</text:p>
          </table:table-cell>
          <table:table-cell office:value-type="float" office:value="911819.54" calcext:value-type="float">
            <text:p>911.819,54</text:p>
          </table:table-cell>
          <table:table-cell office:value-type="date" office:date-value="2015-11-01" calcext:value-type="date">
            <text:p>01/11/15</text:p>
          </table:table-cell>
          <table:table-cell office:value-type="date" office:date-value="2016-02-29" calcext:value-type="date">
            <text:p>29/02/16</text:p>
          </table:table-cell>
          <table:table-cell table:style-name="ce3" office:value-type="string" calcext:value-type="string">
            <text:p>Sim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Média Sem Turno Único</text:p>
          </table:table-cell>
          <table:table-cell table:formula="of:=SUMIF([.$F$2:.$F$7];&quot;Não&quot;;[.$C$2:.$C$7])/COUNTIF([.$F$2:.$F$7];&quot;Não&quot;)" office:value-type="float" office:value="983421.023333333" calcext:value-type="float">
            <text:p>983.421,02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Média Com Turno Único</text:p>
          </table:table-cell>
          <table:table-cell table:formula="of:=SUMIF([.$F$2:.$F$7];&quot;Sim&quot;;[.$C$2:.$C$7])/COUNTIF([.$F$2:.$F$7];&quot;Sim&quot;)" office:value-type="float" office:value="970443.346666667" calcext:value-type="float">
            <text:p>970.443,35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Resultado</text:p>
          </table:table-cell>
          <table:table-cell table:formula="of:=[.B10]-[.B9]" office:value-type="float" office:value="-12977.6766666664" calcext:value-type="float">
            <text:p>-12.977,68</text:p>
          </table:table-cell>
          <table:table-cell table:style-name="Default" table:formula="of:=IF([.B11]&lt;0;&quot;Economia&quot;;&quot;&quot;)" office:value-type="string" office:string-value="Economia" calcext:value-type="string">
            <text:p>Economia</text:p>
          </table:table-cell>
          <table:table-cell table:style-name="Default" table:number-columns-repeated="3"/>
        </table:table-row>
      </table:table>
      <table:table table:name="Despesas" table:style-name="ta1">
        <table:table-column table:style-name="co5" table:default-cell-style-name="Default"/>
        <table:table-column table:style-name="co4" table:number-columns-repeated="6" table:default-cell-style-name="ce4"/>
        <table:table-row table:style-name="ro1">
          <table:table-cell/>
          <table:table-cell table:style-name="Default" office:value-type="string" calcext:value-type="string">
            <text:p>2010-2011</text:p>
          </table:table-cell>
          <table:table-cell table:style-name="Default" office:value-type="string" calcext:value-type="string">
            <text:p>2011-2012</text:p>
          </table:table-cell>
          <table:table-cell table:style-name="Default" office:value-type="string" calcext:value-type="string">
            <text:p>2012-2013</text:p>
          </table:table-cell>
          <table:table-cell table:style-name="Default" office:value-type="string" calcext:value-type="string">
            <text:p>2013-2014</text:p>
          </table:table-cell>
          <table:table-cell table:style-name="Default" office:value-type="string" calcext:value-type="string">
            <text:p>2014-2015</text:p>
          </table:table-cell>
          <table:table-cell table:style-name="Default" office:value-type="string" calcext:value-type="string">
            <text:p>2015-2016</text:p>
          </table:table-cell>
        </table:table-row>
        <table:table-row table:style-name="ro1">
          <table:table-cell office:value-type="string" calcext:value-type="string">
            <text:p>Despesas Correntes</text:p>
          </table:table-cell>
          <table:table-cell table:formula="of:=2174331.17+1261877.47" office:value-type="float" office:value="3436208.64" calcext:value-type="float">
            <text:p>3.436.208,64</text:p>
          </table:table-cell>
          <table:table-cell table:formula="of:=2312686.16+1541463.83" office:value-type="float" office:value="3854149.99" calcext:value-type="float">
            <text:p>3.854.149,99</text:p>
          </table:table-cell>
          <table:table-cell table:formula="of:=2374216.58+1548487.97" office:value-type="float" office:value="3922704.55" calcext:value-type="float">
            <text:p>3.922.704,55</text:p>
          </table:table-cell>
          <table:table-cell table:formula="of:=2814785.95+1656497.1" office:value-type="float" office:value="4471283.05" calcext:value-type="float">
            <text:p>4.471.283,05</text:p>
          </table:table-cell>
          <table:table-cell table:formula="of:=3303601.99+1869959.13" office:value-type="float" office:value="5173561.12" calcext:value-type="float">
            <text:p>5.173.561,12</text:p>
          </table:table-cell>
          <table:table-cell table:formula="of:=3270610.46+2014324.33" office:value-type="float" office:value="5284934.79" calcext:value-type="float">
            <text:p>5.284.934,79</text:p>
          </table:table-cell>
        </table:table-row>
        <table:table-row table:style-name="ro1">
          <table:table-cell office:value-type="string" calcext:value-type="string">
            <text:p>(-) Pessoal e Encargos</text:p>
          </table:table-cell>
          <table:table-cell table:formula="of:=1142237.38+851298.21" office:value-type="float" office:value="1993535.59" calcext:value-type="float">
            <text:p>1.993.535,59</text:p>
          </table:table-cell>
          <table:table-cell table:formula="of:=1384942.07+1118634.86" office:value-type="float" office:value="2503576.93" calcext:value-type="float">
            <text:p>2.503.576,93</text:p>
          </table:table-cell>
          <table:table-cell table:formula="of:=1588324.1+1217311.21" office:value-type="float" office:value="2805635.31" calcext:value-type="float">
            <text:p>2.805.635,31</text:p>
          </table:table-cell>
          <table:table-cell table:formula="of:=1810492.51+1396702.78" office:value-type="float" office:value="3207195.29" calcext:value-type="float">
            <text:p>3.207.195,29</text:p>
          </table:table-cell>
          <table:table-cell table:formula="of:=1978674.82+1520433.22" office:value-type="float" office:value="3499108.04" calcext:value-type="float">
            <text:p>3.499.108,04</text:p>
          </table:table-cell>
          <table:table-cell table:formula="of:=2041945.27+1599601.44" office:value-type="float" office:value="3641546.71" calcext:value-type="float">
            <text:p>3.641.546,71</text:p>
          </table:table-cell>
        </table:table-row>
        <table:table-row table:style-name="ro1">
          <table:table-cell office:value-type="string" calcext:value-type="string">
            <text:p>(+) Outras Despesas Variáveis</text:p>
          </table:table-cell>
          <table:table-cell table:formula="of:=38632.72+26083.16" office:value-type="float" office:value="64715.88" calcext:value-type="float">
            <text:p>64.715,88</text:p>
          </table:table-cell>
          <table:table-cell table:formula="of:=33043.77+30210.48" office:value-type="float" office:value="63254.25" calcext:value-type="float">
            <text:p>63.254,25</text:p>
          </table:table-cell>
          <table:table-cell table:formula="of:=39023.5+28474.82" office:value-type="float" office:value="67498.32" calcext:value-type="float">
            <text:p>67.498,32</text:p>
          </table:table-cell>
          <table:table-cell table:formula="of:=38243.24+38703.01" office:value-type="float" office:value="76946.25" calcext:value-type="float">
            <text:p>76.946,25</text:p>
          </table:table-cell>
          <table:table-cell table:formula="of:=37812.48+26943.91" office:value-type="float" office:value="64756.39" calcext:value-type="float">
            <text:p>64.756,39</text:p>
          </table:table-cell>
          <table:table-cell table:formula="of:=5552.71+12299.06" office:value-type="float" office:value="17851.77" calcext:value-type="float">
            <text:p>17.851,77</text:p>
          </table:table-cell>
        </table:table-row>
        <table:table-row table:style-name="ro1">
          <table:table-cell office:value-type="string" calcext:value-type="string">
            <text:p>(-) Juros e Encargos da Dívida</text:p>
          </table:table-cell>
          <table:table-cell table:formula="of:=5110.24+6021.36" office:value-type="float" office:value="11131.6" calcext:value-type="float">
            <text:p>11.131,60</text:p>
          </table:table-cell>
          <table:table-cell table:formula="of:=2708.67+2667.11" office:value-type="float" office:value="5375.78" calcext:value-type="float">
            <text:p>5.375,78</text:p>
          </table:table-cell>
          <table:table-cell table:formula="of:=1708.81+1405.17" office:value-type="float" office:value="3113.98" calcext:value-type="float">
            <text:p>3.113,98</text:p>
          </table:table-cell>
          <table:table-cell table:formula="of:=623.94+265.17" office:value-type="float" office:value="889.11" calcext:value-type="float">
            <text:p>889,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-) Transferências a Instituições Privadas</text:p>
          </table:table-cell>
          <table:table-cell table:formula="of:=18919.38+8000" office:value-type="float" office:value="26919.38" calcext:value-type="float">
            <text:p>26.919,38</text:p>
          </table:table-cell>
          <table:table-cell table:formula="of:=8516.8" office:value-type="float" office:value="8516.8" calcext:value-type="float">
            <text:p>8.516,80</text:p>
          </table:table-cell>
          <table:table-cell table:formula="of:=33000" office:value-type="float" office:value="33000" calcext:value-type="float">
            <text:p>33.000,00</text:p>
          </table:table-cell>
          <table:table-cell table:formula="of:=35454.56" office:value-type="float" office:value="35454.56" calcext:value-type="float">
            <text:p>35.454,56</text:p>
          </table:table-cell>
          <table:table-cell table:formula="of:=23636.36" office:value-type="float" office:value="23636.36" calcext:value-type="float">
            <text:p>23.636,36</text:p>
          </table:table-cell>
          <table:table-cell table:formula="of:=29177.2+12000" office:value-type="float" office:value="41177.2" calcext:value-type="float">
            <text:p>41.177,20</text:p>
          </table:table-cell>
        </table:table-row>
        <table:table-row table:style-name="ro1">
          <table:table-cell office:value-type="string" calcext:value-type="string">
            <text:p>(-) Transferências a Consórcios Públicos – Outras</text:p>
          </table:table-cell>
          <table:table-cell table:formula="of:=59238.29+47844.88-257.94-26356.77-31755.94-134.76-26077.32-16973.24" office:value-type="float" office:value="5527.19999999999" calcext:value-type="float">
            <text:p>5.527,20</text:p>
          </table:table-cell>
          <table:table-cell table:formula="of:=54524.93+54483.04-404.28-17608.59-35236.02-114.42-51531.9-457.38" office:value-type="float" office:value="3655.38000000001" calcext:value-type="float">
            <text:p>3.655,38</text:p>
          </table:table-cell>
          <table:table-cell table:formula="of:=25393.34+3358.56" office:value-type="float" office:value="28751.9" calcext:value-type="float">
            <text:p>28.751,90</text:p>
          </table:table-cell>
          <table:table-cell table:formula="of:=8331.3+2722.41" office:value-type="float" office:value="11053.71" calcext:value-type="float">
            <text:p>11.053,71</text:p>
          </table:table-cell>
          <table:table-cell table:formula="of:=32379.06+13938.52" office:value-type="float" office:value="46317.58" calcext:value-type="float">
            <text:p>46.317,58</text:p>
          </table:table-cell>
          <table:table-cell table:formula="of:=27902.36+3732.5" office:value-type="float" office:value="31634.86" calcext:value-type="float">
            <text:p>31.634,86</text:p>
          </table:table-cell>
        </table:table-row>
        <table:table-row table:style-name="ro1">
          <table:table-cell office:value-type="string" calcext:value-type="string">
            <text:p>(-) Diárias</text:p>
          </table:table-cell>
          <table:table-cell table:formula="of:=24517.14+25518.49" office:value-type="float" office:value="50035.63" calcext:value-type="float">
            <text:p>50.035,63</text:p>
          </table:table-cell>
          <table:table-cell table:formula="of:=24812.09+31308.56" office:value-type="float" office:value="56120.65" calcext:value-type="float">
            <text:p>56.120,65</text:p>
          </table:table-cell>
          <table:table-cell table:formula="of:=19882.18+15909.95" office:value-type="float" office:value="35792.13" calcext:value-type="float">
            <text:p>35.792,13</text:p>
          </table:table-cell>
          <table:table-cell table:formula="of:=12540.3+18788.76" office:value-type="float" office:value="31329.06" calcext:value-type="float">
            <text:p>31.329,06</text:p>
          </table:table-cell>
          <table:table-cell table:formula="of:=18130.4+9979.19" office:value-type="float" office:value="28109.59" calcext:value-type="float">
            <text:p>28.109,59</text:p>
          </table:table-cell>
          <table:table-cell table:formula="of:=13184.21+10959.91" office:value-type="float" office:value="24144.12" calcext:value-type="float">
            <text:p>24.144,12</text:p>
          </table:table-cell>
        </table:table-row>
        <table:table-row table:style-name="ro1">
          <table:table-cell office:value-type="string" calcext:value-type="string">
            <text:p>(-) Premiações</text:p>
          </table:table-cell>
          <table:table-cell table:formula="of:=4950" office:value-type="float" office:value="4950" calcext:value-type="float">
            <text:p>4.950,00</text:p>
          </table:table-cell>
          <table:table-cell table:formula="of:=4950" office:value-type="float" office:value="4950" calcext:value-type="float">
            <text:p>4.950,00</text:p>
          </table:table-cell>
          <table:table-cell table:formula="of:=3599.96" office:value-type="float" office:value="3599.96" calcext:value-type="float">
            <text:p>3.599,96</text:p>
          </table:table-cell>
          <table:table-cell table:formula="of:=1292" office:value-type="float" office:value="1292" calcext:value-type="float">
            <text:p>1.292,00</text:p>
          </table:table-cell>
          <table:table-cell table:formula="of:=3093.8" office:value-type="float" office:value="3093.8" calcext:value-type="float">
            <text:p>3.093,80</text:p>
          </table:table-cell>
          <table:table-cell/>
        </table:table-row>
        <table:table-row table:style-name="ro1">
          <table:table-cell office:value-type="string" calcext:value-type="string">
            <text:p>(-) Passagens e Despesas com Locomoção</text:p>
          </table:table-cell>
          <table:table-cell table:formula="of:=6233.7+5297" office:value-type="float" office:value="11530.7" calcext:value-type="float">
            <text:p>11.530,70</text:p>
          </table:table-cell>
          <table:table-cell table:formula="of:=15694.05+4955.6" office:value-type="float" office:value="20649.65" calcext:value-type="float">
            <text:p>20.649,65</text:p>
          </table:table-cell>
          <table:table-cell table:formula="of:=712.51+14350.45" office:value-type="float" office:value="15062.96" calcext:value-type="float">
            <text:p>15.062,96</text:p>
          </table:table-cell>
          <table:table-cell table:formula="of:=1080.49+13088.55" office:value-type="float" office:value="14169.04" calcext:value-type="float">
            <text:p>14.169,04</text:p>
          </table:table-cell>
          <table:table-cell table:formula="of:=5114.87+8375.45" office:value-type="float" office:value="13490.32" calcext:value-type="float">
            <text:p>13.490,32</text:p>
          </table:table-cell>
          <table:table-cell table:formula="of:=-2092.13+23823.3" office:value-type="float" office:value="21731.17" calcext:value-type="float">
            <text:p>21.731,17</text:p>
          </table:table-cell>
        </table:table-row>
        <table:table-row table:style-name="ro1">
          <table:table-cell office:value-type="string" calcext:value-type="string">
            <text:p>(-) Serviços de Consultoria</text:p>
          </table:table-cell>
          <table:table-cell table:formula="of:=3110.02+2122.9" office:value-type="float" office:value="5232.92" calcext:value-type="float">
            <text:p>5.232,92</text:p>
          </table:table-cell>
          <table:table-cell table:formula="of:=2336.43" office:value-type="float" office:value="2336.43" calcext:value-type="float">
            <text:p>2.336,43</text:p>
          </table:table-cell>
          <table:table-cell table:number-columns-repeated="2"/>
          <table:table-cell table:formula="of:=5367.71" office:value-type="float" office:value="5367.71" calcext:value-type="float">
            <text:p>5.367,71</text:p>
          </table:table-cell>
          <table:table-cell table:formula="of:=15792.41+6982.08" office:value-type="float" office:value="22774.49" calcext:value-type="float">
            <text:p>22.774,49</text:p>
          </table:table-cell>
        </table:table-row>
        <table:table-row table:style-name="ro1">
          <table:table-cell office:value-type="string" calcext:value-type="string">
            <text:p>(-) Auxílio-Alimentação</text:p>
          </table:table-cell>
          <table:table-cell table:formula="of:=45491.02+12971" office:value-type="float" office:value="58462.02" calcext:value-type="float">
            <text:p>58.462,02</text:p>
          </table:table-cell>
          <table:table-cell table:formula="of:=52112.92+11761.25" office:value-type="float" office:value="63874.17" calcext:value-type="float">
            <text:p>63.874,17</text:p>
          </table:table-cell>
          <table:table-cell table:formula="of:=57436.68+19093" office:value-type="float" office:value="76529.68" calcext:value-type="float">
            <text:p>76.529,68</text:p>
          </table:table-cell>
          <table:table-cell table:formula="of:=69560.7" office:value-type="float" office:value="69560.7" calcext:value-type="float">
            <text:p>69.560,70</text:p>
          </table:table-cell>
          <table:table-cell table:formula="of:=63140" office:value-type="float" office:value="63140" calcext:value-type="float">
            <text:p>63.140,00</text:p>
          </table:table-cell>
          <table:table-cell table:formula="of:=72450+56839.42" office:value-type="float" office:value="129289.42" calcext:value-type="float">
            <text:p>129.289,42</text:p>
          </table:table-cell>
        </table:table-row>
        <table:table-row table:style-name="ro1">
          <table:table-cell office:value-type="string" calcext:value-type="string">
            <text:p>(-) Obrigações Tributárias e Contributivas</text:p>
          </table:table-cell>
          <table:table-cell table:formula="of:=27750.77+13446.38" office:value-type="float" office:value="41197.15" calcext:value-type="float">
            <text:p>41.197,15</text:p>
          </table:table-cell>
          <table:table-cell table:formula="of:=32399.93+18196.32" office:value-type="float" office:value="50596.25" calcext:value-type="float">
            <text:p>50.596,25</text:p>
          </table:table-cell>
          <table:table-cell table:formula="of:=32883.98+19988.2" office:value-type="float" office:value="52872.18" calcext:value-type="float">
            <text:p>52.872,18</text:p>
          </table:table-cell>
          <table:table-cell table:formula="of:=39546.35+23214.87" office:value-type="float" office:value="62761.22" calcext:value-type="float">
            <text:p>62.761,22</text:p>
          </table:table-cell>
          <table:table-cell table:formula="of:=41862.2+23761.64" office:value-type="float" office:value="65623.84" calcext:value-type="float">
            <text:p>65.623,84</text:p>
          </table:table-cell>
          <table:table-cell table:formula="of:=31160.27+22539.09" office:value-type="float" office:value="53699.36" calcext:value-type="float">
            <text:p>53.699,36</text:p>
          </table:table-cell>
        </table:table-row>
        <table:table-row table:style-name="ro1">
          <table:table-cell office:value-type="string" calcext:value-type="string">
            <text:p>(-) Despesas de Exercícios Anteriores</text:p>
          </table:table-cell>
          <table:table-cell table:number-columns-repeated="3"/>
          <table:table-cell table:formula="of:=1687" office:value-type="float" office:value="1687" calcext:value-type="float">
            <text:p>1.687,00</text:p>
          </table:table-cell>
          <table:table-cell table:formula="of:=40807.5" office:value-type="float" office:value="40807.5" calcext:value-type="float">
            <text:p>40.807,50</text:p>
          </table:table-cell>
          <table:table-cell/>
        </table:table-row>
        <table:table-row table:style-name="ro1">
          <table:table-cell office:value-type="string" calcext:value-type="string">
            <text:p>(-) Sentenças Judiciais</text:p>
          </table:table-cell>
          <table:table-cell table:formula="of:=236487.51" office:value-type="float" office:value="236487.51" calcext:value-type="float">
            <text:p>236.487,51</text:p>
          </table:table-cell>
          <table:table-cell table:number-columns-repeated="2"/>
          <table:table-cell table:formula="of:=5491.72" office:value-type="float" office:value="5491.72" calcext:value-type="float">
            <text:p>5.491,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-) Indenizações</text:p>
          </table:table-cell>
          <table:table-cell table:formula="of:=962+506.8" office:value-type="float" office:value="1468.8" calcext:value-type="float">
            <text:p>1.468,80</text:p>
          </table:table-cell>
          <table:table-cell table:formula="of:=3482.2+2686.73" office:value-type="float" office:value="6168.93" calcext:value-type="float">
            <text:p>6.168,93</text:p>
          </table:table-cell>
          <table:table-cell table:formula="of:=2473.78+696.75" office:value-type="float" office:value="3170.53" calcext:value-type="float">
            <text:p>3.170,53</text:p>
          </table:table-cell>
          <table:table-cell table:formula="of:=1199.25+124" office:value-type="float" office:value="1323.25" calcext:value-type="float">
            <text:p>1.323,25</text:p>
          </table:table-cell>
          <table:table-cell table:formula="of:=512.58+173.65" office:value-type="float" office:value="686.23" calcext:value-type="float">
            <text:p>686,23</text:p>
          </table:table-cell>
          <table:table-cell table:formula="of:=6544.48+1545" office:value-type="float" office:value="8089.48" calcext:value-type="float">
            <text:p>8.089,48</text:p>
          </table:table-cell>
        </table:table-row>
        <table:table-row table:style-name="ro1">
          <table:table-cell office:value-type="string" calcext:value-type="string">
            <text:p>(=) Total Líquido</text:p>
          </table:table-cell>
          <table:table-cell table:formula="of:=[.B2]-SUM([.B3];[.B5:.B16])+[.B4]" office:value-type="float" office:value="1054446.02" calcext:value-type="float">
            <text:p>1.054.446,02</text:p>
          </table:table-cell>
          <table:table-cell table:formula="of:=[.C2]-SUM([.C3];[.C5:.C16])+[.C4]" office:value-type="float" office:value="1191583.27" calcext:value-type="float">
            <text:p>1.191.583,27</text:p>
          </table:table-cell>
          <table:table-cell table:formula="of:=[.D2]-SUM([.D3];[.D5:.D16])+[.D4]" office:value-type="float" office:value="932674.24" calcext:value-type="float">
            <text:p>932.674,24</text:p>
          </table:table-cell>
          <table:table-cell table:formula="of:=[.E2]-SUM([.E3];[.E5:.E16])+[.E4]" office:value-type="float" office:value="1106022.64" calcext:value-type="float">
            <text:p>1.106.022,64</text:p>
          </table:table-cell>
          <table:table-cell table:formula="of:=[.F2]-SUM([.F3];[.F5:.F16])+[.F4]" office:value-type="float" office:value="1448936.54" calcext:value-type="float">
            <text:p>1.448.936,54</text:p>
          </table:table-cell>
          <table:table-cell table:formula="of:=[.G2]-SUM([.G3];[.G5:.G16])+[.G4]" office:value-type="float" office:value="1328699.75" calcext:value-type="float">
            <text:p>1.328.699,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 style:data-style-name="N2" text:time-value="14:00:16.0808141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08:05:09.244423546</meta:creation-date>
    <dc:date>2016-10-18T15:04:12.269162564</dc:date>
    <meta:editing-duration>PT10M26S</meta:editing-duration>
    <meta:editing-cycles>5</meta:editing-cycles>
    <meta:generator>LibreOffice/5.1.4.2$Linux_X86_64 LibreOffice_project/10m0$Build-2</meta:generator>
    <meta:print-date>2016-10-13T09:54:58.034092863</meta:print-date>
    <meta:document-statistic meta:table-count="2" meta:cell-count="154" meta:object-count="0"/>
  </office:meta>
</office:document-meta>
</file>